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7-27T10:22:29.277198130</dc:date>
    <meta:editing-duration>PT21H17M16S</meta:editing-duration>
    <meta:editing-cycles>38</meta:editing-cycles>
    <meta:generator>WebODF/0.5.7 Mozilla/5.0 (X11; Ubuntu; Linux x86_64; rv:39.0) Gecko/20100101 Firefox/39.0</meta:generator>
    <meta:document-statistic meta:table-count="0" meta:image-count="0" meta:object-count="0" meta:page-count="1" meta:paragraph-count="3" meta:word-count="27" meta:character-count="150" meta:non-whitespace-character-count="124"/>
  </office:meta>
</office:document-meta>
</file>